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</style:style>
    <style:style style:name="P4" style:family="paragraph" style:parent-style-name="Standard">
      <style:paragraph-properties fo:margin-left="0.5in" fo:margin-right="0in" fo:margin-top="0in" fo:margin-bottom="0.139in" fo:line-height="0.1665in" fo:text-align="start" style:justify-single-word="false" fo:text-indent="-0.25in" style:auto-text-indent="false"/>
    </style:style>
    <style:style style:name="T1" style:family="text"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2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3" style:family="text">
      <style:text-properties fo:color="#0000ff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r 2 Go</text:span></text:p>
      <text:p text:style-name="P1"><text:span text:style-name="T2">avaliable citites</text:span></text:p>
      <text:p text:style-name="P4"><text:span text:style-name="T2">New York City, Portland, Columbus, Seattle, San Diego, Twin Cities Denver, Austin, Washington</text:span></text:p>
      <text:p text:style-name="P1"><text:span text:style-name="T2">features</text:span></text:p>
      <text:p text:style-name="P1"><text:span text:style-name="T2"><text:tab/>rent by the minute</text:span></text:p>
      <text:p text:style-name="P1"><text:span text:style-name="T2"><text:tab/>one way trips</text:span></text:p>
      <text:p text:style-name="P1"><text:span text:style-name="T2"><text:tab/>no reservation required</text:span></text:p>
      <text:p text:style-name="P1"><text:span text:style-name="T2"><text:tab/>reimbursed parking fees</text:span></text:p>
      <text:p text:style-name="P1"><text:span text:style-name="T2">signup required?</text:span></text:p>
      <text:p text:style-name="P1"><text:span text:style-name="T2"><text:tab/>no</text:span></text:p>
      <text:p text:style-name="P1"><text:span text:style-name="T2">free gas?</text:span></text:p>
      <text:p text:style-name="P1"><text:span text:style-name="T2"><text:tab/>yes</text:span></text:p>
      <text:p text:style-name="P1"><text:span text:style-name="T2">pricing</text:span></text:p>
      <text:p text:style-name="P1"><text:span text:style-name="T2">app for rentals?</text:span></text:p>
      <text:p text:style-name="P1"><text:span text:style-name="T2">Link to landing page</text:span></text:p>
      <text:p text:style-name="P1"><text:span text:style-name="T2"><text:tab/></text:span><text:a xlink:type="simple" xlink:href="https://www.car2go.com/US/en/terms-of-use/" text:style-name="Internet_20_link" text:visited-style-name="Visited_20_Internet_20_Link"><text:span text:style-name="T3">https://www.car2go.com/US/en/terms-of-use/</text:span></text:a></text:p>
      <text:p text:style-name="P1"><text:span text:style-name="T2">Link to Terms page</text:span></text:p>
      <text:p text:style-name="P1"><text:span text:style-name="T2"><text:tab/></text:span><text:a xlink:type="simple" xlink:href="https://www.car2go.com/media/data/usa/legal-documents/us-en-terms-and-conditions.pdf" text:style-name="Internet_20_link" text:visited-style-name="Visited_20_Internet_20_Link"><text:span text:style-name="T3">https://www.car2go.com/media/data/usa/legal-documents/us-en-terms-and-conditions.pdf</text:span></text:a></text:p>
      <text:p text:style-name="P1"><text:span text:style-name="T2">Link to trip process page</text:span></text:p>
      <text:p text:style-name="P1"><text:span text:style-name="T2"><text:tab/></text:span><text:a xlink:type="simple" xlink:href="https://www.car2go.com/media/data/usa/legal-documents/us-en-trip-process-agreements.pdf" text:style-name="Internet_20_link" text:visited-style-name="Visited_20_Internet_20_Link"><text:span text:style-name="T3">https://www.car2go.com/media/data/usa/legal-documents/us-en-trip-process-agreements.pdf</text:span></text:a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0" meta:word-count="58" meta:character-count="541"/>
    <dc:date>2016-06-20T20:09:07.28</dc:date>
    <dc:creator>Jeremy Levy</dc:creator>
    <meta:generator>OpenOffice/4.1.2$Win32 OpenOffice.org_project/412m3$Build-9782</meta:generator>
  </office:meta>
</office:document-meta>
</file>